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Arial-BoldMT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6pt" officeooo:paragraph-rsid="00073c16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1pt" fo:font-weight="bold" style:font-size-asian="21pt" style:font-weight-asian="bold" style:font-name-complex="Arial-BoldMT" style:font-size-complex="2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3c16" style:font-size-asian="14pt" style:font-size-complex="14pt"/>
    </style:style>
    <style:style style:name="T3" style:family="text">
      <style:text-properties fo:language="en" fo:country="US" officeooo:rsid="000673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Контрольная точка 2</text:p>
      <text:p text:style-name="P7"/>
      <text:p text:style-name="P5">Сценарий коммерческого использования продукта:</text:p>
      <text:p text:style-name="P6"><text:span text:style-name="T1"><text:tab/></text:span><text:span text:style-name="T2">Нельзя не согласиться с тем, что нахождение большего количества инструментов прямо под рукой — удобно. И в наш век зависимости от гаджетов, и в частности от соцсетей, данное решение хорошо подходит для огромной группы лиц. </text:span><text:span text:style-name="T1">Бот-калькулятор может быть полезен для решения различных математических задач, таких как уравнения, проценты, геометрические задачи и т. д. </text:span><text:span text:style-name="T2">и это</text:span><text:span text:style-name="T1"> </text:span><text:span text:style-name="T2">не выходя из телеграмма. </text:span></text:p>
      <text:p text:style-name="P2">Сценарии применения, а, следовательно, и коммерческого использование такого приложения могут быть различны, но спрос найти оно может на любом рынке и у носителей любых языков.</text:p>
      <text:p text:style-name="P1"/>
      <text:p text:style-name="P8">Описание архитектуры системы:</text:p>
      <text:p text:style-name="P2">Telegram Bot API: Взаимодействие с пользователем через Telegram мессенджер.</text:p>
      <text:p text:style-name="P2">Web-сервер: Принимает запросы от Telegram Bot API и обрабатывает их.</text:p>
      <text:p text:style-name="P2"/>
      <text:p text:style-name="P3">Название приложения: <text:span text:style-name="T3">Calcbo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BoldMT" svg:font-family="Arial-BoldMT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_20__28_WW_29_" style:display-name="Default Paragraph Font (WW)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Семён Торгашов</meta:initial-creator>
    <meta:editing-cycles>4</meta:editing-cycles>
    <meta:creation-date>2023-11-26T12:51:00</meta:creation-date>
    <dc:date>2024-02-18T20:34:18.055000000</dc:date>
    <meta:editing-duration>PT1H27M33S</meta:editing-duration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115" meta:character-count="836" meta:non-whitespace-character-count="726"/>
    <meta:user-defined meta:name="AppVersion">16.0000</meta:user-defined>
    <meta:template xlink:type="simple" xlink:actuate="onRequest" xlink:title="Normal.dotm" xlink:href=""/>
  </office:meta>
</office:document-meta>
</file>